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Factory.KeyFactory( java . security . KeyFactorySpi var0 , java . security . Provider var1 , java . lang .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Factory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Factory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Factory.generatePublic( java . security . spec . KeySpec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Factory.getKeySpec( java . security . Key var0 , java . lang . Class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Factory.translateKey( java . security . Ke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Factory.getInstanc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Factory.generatePrivate( java . security . spec . KeySpec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Factory.getInstan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